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8.7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become detached when the mounting plates are flexed, proper physical bracing where the pins are not the structural component prevents random disconnec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04:15:17.63430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22T04:17:31.456141500</dc:date>
    <meta:editing-duration>PT12H54M40S</meta:editing-duration>
    <meta:editing-cycles>29</meta:editing-cycles>
    <meta:generator>LibreOffice/25.2.5.2$Windows_X86_64 LibreOffice_project/03d19516eb2e1dd5d4ccd751a0d6f35f35e08022</meta:generator>
    <meta:document-statistic meta:table-count="1" meta:cell-count="84" meta:object-count="0"/>
  </office:meta>
</office:document-meta>
</file>